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n End Combat</text:p>
      <text:p text:style-name="Standard">At the end of a combat event, after the treasure has been offered, the special abilities of each combatant is searched for a script named OnEndCombat. All such scripts are run and the results discarded.</text:p>
      <text:p text:style-name="Heading">Parameters</text:p>
      <text:p text:style-name="Standard"/>
      <text:p text:style-name="Standard">None</text:p>
      <text:p text:style-name="Heading">Context</text:p>
      <text:p text:style-name="Standard"/>
      <text:p text:style-name="Standard">Combata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26T09:34:40.23</meta:creation-date>
    <meta:generator>OpenOffice.org/3.2$Win32 OpenOffice.org_project/320m12$Build-9483</meta:generator>
    <meta:document-statistic meta:table-count="0" meta:image-count="0" meta:object-count="0" meta:page-count="1" meta:paragraph-count="6" meta:word-count="42" meta:character-count="245"/>
    <dc:date>2010-05-26T09:35:54.84</dc:date>
    <dc:creator>Paul Stevens</dc:creator>
    <meta:editing-duration>PT00H01M14S</meta:editing-duration>
    <meta:editing-cycles>1</meta:editing-cycles>
  </office:meta>
</office:document-meta>
</file>